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rsid="0012d86f"/>
    </style:style>
    <style:style style:name="T1" style:family="text">
      <style:text-properties officeooo:rsid="0021183f"/>
    </style:style>
    <style:style style:name="T2" style:family="text">
      <style:text-properties officeooo:rsid="00244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all base template functions</text:h>
      <text:p text:style-name="Text_20_body"/>
      <text:p text:style-name="Text_20_body"><text:a xlink:type="simple" xlink:href="py3o://function=%22format_multiline(multilinestring)%22" text:style-name="Internet_20_link" text:visited-style-name="Visited_20_Internet_20_Link"><text:span text:style-name="T2">function="format_multiline(multilinestring)"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8-02-07T23:51:31.945000000</dc:date>
    <meta:editing-duration>PT3H40M12S</meta:editing-duration>
    <meta:editing-cycles>22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2" meta:word-count="5" meta:character-count="72" meta:non-whitespace-character-count="69"/>
  </office:meta>
</office:document-meta>
</file>